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4">
      <style:paragraph-properties fo:margin-left="0cm" fo:margin-right="0cm" fo:text-indent="0cm" style:auto-text-indent="fals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5">
      <style:paragraph-properties fo:margin-left="0cm" fo:margin-right="0cm" fo:text-indent="0cm" style:auto-text-indent="false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6">
      <style:paragraph-properties fo:margin-left="0cm" fo:margin-right="0cm" fo:text-indent="0cm" style:auto-text-indent="false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7">
      <style:paragraph-properties fo:margin-left="0cm" fo:margin-right="0cm" fo:text-indent="0cm" style:auto-text-indent="false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8">
      <style:paragraph-properties fo:margin-left="0cm" fo:margin-right="0cm" fo:text-indent="0cm" style:auto-text-indent="false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</style:style>
    <style:style style:name="P20" style:family="paragraph" style:parent-style-name="Text_20_body" style:list-style-name="L9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0d4ff9"/>
    </style:style>
    <style:style style:name="T2" style:family="text">
      <style:text-properties officeooo:rsid="000c739d"/>
    </style:style>
    <style:style style:name="T3" style:family="text">
      <style:text-properties officeooo:rsid="000da8f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nica-chat-scroll-box">
        <text:p text:style-name="P1"/>
        <text:p text:style-name="P1">Criar um software para gerenciar arquivos digitais envolve várias etapas, desde o planejamento até a implementação. </text:p>
        <text:h text:style-name="P2" text:outline-level="3">1. <text:span text:style-name="Strong_20_Emphasis">Planejamento</text:span></text:h>
        <text:list text:style-name="L1">
          <text:list-item>
            <text:p text:style-name="P3"><text:span text:style-name="Strong_20_Emphasis">Defina os Objetivos</text:span>: Determine o que o software deve fazer (ex: armazenar, organizar, compartilhar arquivos).</text:p>
          </text:list-item>
          <text:list-item>
            <text:p text:style-name="P4"><text:span text:style-name="Strong_20_Emphasis">Identifique o Público-Alvo</text:span>: Conheça os usuários finais e suas necessidades.</text:p>
          </text:list-item>
        </text:list>
        <text:h text:style-name="P2" text:outline-level="3">2. <text:span text:style-name="Strong_20_Emphasis">Especificações Funcionais</text:span></text:h>
        <text:list text:style-name="L2">
          <text:list-item>
            <text:p text:style-name="P5"><text:span text:style-name="Strong_20_Emphasis">Funcionalidades Principais</text:span>:</text:p>
            <text:list>
              <text:list-item>
                <text:p text:style-name="P5">Upload e download de arquivos</text:p>
              </text:list-item>
              <text:list-item>
                <text:p text:style-name="P5">Organização por pastas</text:p>
              </text:list-item>
              <text:list-item>
                <text:p text:style-name="P5">Pesquisa e filtragem</text:p>
              </text:list-item>
              <text:list-item>
                <text:p text:style-name="P5">Controle de versões</text:p>
              </text:list-item>
              <text:list-item>
                <text:p text:style-name="P5">Compartilhamento de arquivos</text:p>
              </text:list-item>
            </text:list>
          </text:list-item>
          <text:list-item>
            <text:p text:style-name="P6"><text:span text:style-name="Strong_20_Emphasis">Segurança</text:span>: Implementar autenticação e autorização.</text:p>
          </text:list-item>
        </text:list>
        <text:h text:style-name="P2" text:outline-level="3">3. <text:span text:style-name="Strong_20_Emphasis">Escolha da Tecnologia</text:span></text:h>
        <text:list text:style-name="L3">
          <text:list-item>
            <text:p text:style-name="P7"><text:span text:style-name="Strong_20_Emphasis">Frontend</text:span>: HTML, CSS, JavaScript (frameworks como React, Angular ou Vue.js).</text:p>
          </text:list-item>
          <text:list-item>
            <text:p text:style-name="P7"><text:span text:style-name="Strong_20_Emphasis">Backend</text:span>: Node.js, Python (Django, Flask), Ruby on Rails, Java (Spring), <text:span text:style-name="T1">Php.</text:span></text:p>
          </text:list-item>
          <text:list-item>
            <text:p text:style-name="P8"><text:span text:style-name="Strong_20_Emphasis">Banco de Dados</text:span>: MySQL, PostgreSQL, MongoDB, <text:span text:style-name="T2">Firebird, SQL Lite, </text:span><text:span text:style-name="T3">MariaDB, Oracle.</text:span></text:p>
          </text:list-item>
        </text:list>
        <text:h text:style-name="P2" text:outline-level="3">4. <text:span text:style-name="Strong_20_Emphasis">Desenho da Arquitetura</text:span></text:h>
        <text:list text:style-name="L4">
          <text:list-item>
            <text:p text:style-name="P9"><text:span text:style-name="Strong_20_Emphasis">Estrutura do Sistema</text:span>: Decida se será uma aplicação web, desktop ou móvel.</text:p>
          </text:list-item>
          <text:list-item>
            <text:p text:style-name="P10"><text:span text:style-name="Strong_20_Emphasis">API</text:span>: Considere criar uma API para permitir integração com outros sistemas.</text:p>
          </text:list-item>
        </text:list>
        <text:h text:style-name="P2" text:outline-level="3">5. <text:span text:style-name="Strong_20_Emphasis">Desenvolvimento</text:span></text:h>
        <text:list text:style-name="L5">
          <text:list-item>
            <text:p text:style-name="P11"><text:span text:style-name="Strong_20_Emphasis">Configuração do Ambiente</text:span>: Configure ferramentas de desenvolvimento (IDE, controle de versão).</text:p>
          </text:list-item>
          <text:list-item>
            <text:p text:style-name="P11"><text:span text:style-name="Strong_20_Emphasis">Codificação</text:span>: Implemente as funcionalidades definidas.</text:p>
          </text:list-item>
          <text:list-item>
            <text:p text:style-name="P12"><text:span text:style-name="Strong_20_Emphasis">Testes</text:span>: Realize testes unitários e de integração para garantir que tudo funciona como esperado.</text:p>
          </text:list-item>
        </text:list>
        <text:h text:style-name="P2" text:outline-level="3">6. <text:span text:style-name="Strong_20_Emphasis">Interface do Usuário (UI)</text:span></text:h>
        <text:list text:style-name="L6">
          <text:list-item>
            <text:p text:style-name="P13"><text:span text:style-name="Strong_20_Emphasis">Design da UI</text:span>: Crie uma interface intuitiva e amigável.</text:p>
          </text:list-item>
          <text:list-item>
            <text:p text:style-name="P14"><text:span text:style-name="Strong_20_Emphasis">Feedback do Usuário</text:span>: Realize testes de usabilidade para melhorar a experiência do usuário.</text:p>
          </text:list-item>
        </text:list>
        <text:h text:style-name="P2" text:outline-level="3">7. <text:span text:style-name="Strong_20_Emphasis">Implantação</text:span></text:h>
        <text:list text:style-name="L7">
          <text:list-item>
            <text:p text:style-name="P15"><text:span text:style-name="Strong_20_Emphasis">Hospedagem</text:span>: Escolha um provedor de hospedagem (AWS, Heroku, DigitalOcean, <text:span text:style-name="T1">Hostgner, Hostgator</text:span>).</text:p>
          </text:list-item>
          <text:list-item>
            <text:p text:style-name="P16"><text:span text:style-name="Strong_20_Emphasis">Deploy</text:span>: Faça o deploy da aplicação.</text:p>
          </text:list-item>
        </text:list>
        <text:h text:style-name="P2" text:outline-level="3"><text:soft-page-break/>8. <text:span text:style-name="Strong_20_Emphasis">Manutenção e Atualizações</text:span></text:h>
        <text:list text:style-name="L8">
          <text:list-item>
            <text:p text:style-name="P17"><text:span text:style-name="Strong_20_Emphasis">Suporte</text:span>: Esteja preparado para resolver bugs e problemas.</text:p>
          </text:list-item>
          <text:list-item>
            <text:p text:style-name="P18"><text:span text:style-name="Strong_20_Emphasis">Atualizações</text:span>: Adicione novas funcionalidades com base no feedback dos usuários.</text:p>
          </text:list-item>
        </text:list>
        <text:h text:style-name="P2" text:outline-level="3">9. <text:span text:style-name="Strong_20_Emphasis">Documentação</text:span></text:h>
        <text:list text:style-name="L9">
          <text:list-item>
            <text:p text:style-name="P19"><text:span text:style-name="Strong_20_Emphasis">Documentação do Usuário</text:span>: Crie guias e tutoriais para ajudar os usuários.</text:p>
          </text:list-item>
          <text:list-item>
            <text:p text:style-name="P20"><text:span text:style-name="Strong_20_Emphasis">Documentação Técnica</text:span>: Documente o código e a arquitetura do sistema.</text:p>
          </text:list-item>
        </text:list>
        <text:h text:style-name="P2" text:outline-level="3">Considerações Finais</text:h>
        <text:p text:style-name="P1">Criar um software para gerenciamento de arquivos digitais requer planejamento cuidadoso e compreensão das necessidades dos usuários. É importante iterar com base no feedback e melhorar continuamente o software. Se precisar de mais detalhes sobre alguma etapa específica, sinta-se à vontade para perguntar!</text:p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19:36:00.799000000</meta:creation-date>
    <dc:date>2025-01-14T00:23:24.883000000</dc:date>
    <meta:editing-duration>P4DT13H3M50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2" meta:paragraph-count="37" meta:word-count="326" meta:character-count="2209" meta:non-whitespace-character-count="1944"/>
  </office:meta>
</office:document-meta>
</file>